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rting_amplifier" table:style-name="ta1">
        <table:shapes>
          <draw:frame draw:z-index="0" draw:style-name="gr1" draw:text-style-name="P1" svg:width="62.748cm" svg:height="35.567cm" svg:x="8.218cm" svg:y="1.488cm">
            <draw:object draw:notify-on-update-of-ranges="inverting_amplifier.A1:inverting_amplifier.A1 inverting_amplifier.A2:inverting_amplifier.A19 inverting_amplifier.B1:inverting_amplifier.B1 inverting_amplifier.B2:inverting_amplifier.B19 inverting_amplifier.C1:inverting_amplifier.C1 inverting_amplifier.C2:inverting_amplifier.C19 inverting_amplifier.D1:inverting_amplifier.D1 inverting_amplifier.D2:inverting_amplifier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supply</text:p>
          </table:table-cell>
          <table:table-cell office:value-type="string" calcext:value-type="string">
            <text:p>Vin+</text:p>
          </table:table-cell>
          <table:table-cell office:value-type="string" calcext:value-type="string">
            <text:p>Vin-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.932" calcext:value-type="float">
            <text:p>1.932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.933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.933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.933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.933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.933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.933</text:p>
          </table:table-cell>
          <table:table-cell office:value-type="float" office:value="6.117" calcext:value-type="float">
            <text:p>6.11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934" calcext:value-type="float">
            <text:p>1.934</text:p>
          </table:table-cell>
          <table:table-cell office:value-type="float" office:value="5.535" calcext:value-type="float">
            <text:p>5.53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934" calcext:value-type="float">
            <text:p>1.934</text:p>
          </table:table-cell>
          <table:table-cell office:value-type="float" office:value="5.001" calcext:value-type="float">
            <text:p>5.0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935" calcext:value-type="float">
            <text:p>1.935</text:p>
          </table:table-cell>
          <table:table-cell office:value-type="float" office:value="4.421" calcext:value-type="float">
            <text:p>4.42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935" calcext:value-type="float">
            <text:p>1.935</text:p>
          </table:table-cell>
          <table:table-cell office:value-type="float" office:value="3.886" calcext:value-type="float">
            <text:p>3.88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936" calcext:value-type="float">
            <text:p>1.936</text:p>
          </table:table-cell>
          <table:table-cell office:value-type="float" office:value="3.302" calcext:value-type="float">
            <text:p>3.30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.936" calcext:value-type="float">
            <text:p>1.936</text:p>
          </table:table-cell>
          <table:table-cell office:value-type="float" office:value="2.769" calcext:value-type="float">
            <text:p>2.76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.937" calcext:value-type="float">
            <text:p>1.937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38" calcext:value-type="float">
            <text:p>1.938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.981" calcext:value-type="float">
            <text:p>1.98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065" calcext:value-type="float">
            <text:p>2.065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146" calcext:value-type="float">
            <text:p>2.146</text:p>
          </table:table-cell>
          <table:table-cell office:value-type="float" office:value="1.33" calcext:value-type="float">
            <text:p>1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6T20:54:01.039595104</dc:date>
    <meta:editing-duration>PT3M26S</meta:editing-duration>
    <meta:editing-cycles>1</meta:editing-cycles>
    <meta:document-statistic meta:table-count="1" meta:cell-count="76" meta:object-count="1"/>
    <meta:generator>LibreOffice/25.8.1.1$Linux_X86_64 LibreOffice_project/58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2.749cm" svg:height="35.568cm" xlink:href=".." xlink:type="simple" chart:class="chart:line" chart:style-name="ch1">
        <chart:legend chart:legend-position="end" svg:x="60.181cm" svg:y="16.738cm" style:legend-expansion="high" chart:style-name="ch2"/>
        <chart:plot-area chart:style-name="ch3" svg:x="1.254cm" svg:y="0.711cm" svg:width="57.673cm" svg:height="34.146cm">
          <chart:coordinate-region svg:x="1.696cm" svg:y="0.91cm" svg:width="57.038cm" svg:height="33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verting_amplifier.A2:inverting_amplifier.A19" chart:label-cell-address="inverting_amplifier.A1:inverting_amplifier.A1" chart:class="chart:line">
            <chart:data-point chart:repeated="18"/>
          </chart:series>
          <chart:series chart:style-name="ch7" chart:values-cell-range-address="inverting_amplifier.B2:inverting_amplifier.B19" chart:label-cell-address="inverting_amplifier.B1:inverting_amplifier.B1" chart:class="chart:line">
            <chart:data-point chart:repeated="18"/>
          </chart:series>
          <chart:series chart:style-name="ch8" chart:values-cell-range-address="inverting_amplifier.C2:inverting_amplifier.C19" chart:label-cell-address="inverting_amplifier.C1:inverting_amplifier.C1" chart:class="chart:line">
            <chart:data-point chart:repeated="18"/>
          </chart:series>
          <chart:series chart:style-name="ch9" chart:values-cell-range-address="inverting_amplifier.D2:inverting_amplifier.D19" chart:label-cell-address="inverting_amplifier.D1:inverting_amplifier.D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supply</text:p>
                <draw:g>
                  <svg:desc>inverting_amplifier.A1:inverting_amplifier.A1</svg:desc>
                </draw:g>
              </table:table-cell>
              <table:table-cell office:value-type="string">
                <text:p>Vin+</text:p>
                <draw:g>
                  <svg:desc>inverting_amplifier.B1:inverting_amplifier.B1</svg:desc>
                </draw:g>
              </table:table-cell>
              <table:table-cell office:value-type="string">
                <text:p>Vin-</text:p>
                <draw:g>
                  <svg:desc>inverting_amplifier.C1:inverting_amplifier.C1</svg:desc>
                </draw:g>
              </table:table-cell>
              <table:table-cell office:value-type="string">
                <text:p>Vout</text:p>
                <draw:g>
                  <svg:desc>inverting_amplifier.D1:inverting_amplifi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inverting_amplifier.A2:inverting_amplifier.A19</svg:desc>
                </draw:g>
              </table:table-cell>
              <table:table-cell office:value-type="float" office:value="0">
                <text:p>0</text:p>
                <draw:g>
                  <svg:desc>inverting_amplifier.B2:inverting_amplifier.B19</svg:desc>
                </draw:g>
              </table:table-cell>
              <table:table-cell office:value-type="float" office:value="1.932">
                <text:p>1.932</text:p>
                <draw:g>
                  <svg:desc>inverting_amplifier.C2:inverting_amplifier.C19</svg:desc>
                </draw:g>
              </table:table-cell>
              <table:table-cell office:value-type="float" office:value="8.26">
                <text:p>8.26</text:p>
                <draw:g>
                  <svg:desc>inverting_amplifier.D2:inverting_amplifier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933">
                <text:p>1.93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1.933">
                <text:p>1.93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.933">
                <text:p>1.933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933">
                <text:p>1.933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.933">
                <text:p>1.93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933">
                <text:p>1.933</text:p>
              </table:table-cell>
              <table:table-cell office:value-type="float" office:value="6.117">
                <text:p>6.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934">
                <text:p>1.934</text:p>
              </table:table-cell>
              <table:table-cell office:value-type="float" office:value="5.535">
                <text:p>5.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.934">
                <text:p>1.934</text:p>
              </table:table-cell>
              <table:table-cell office:value-type="float" office:value="5.001">
                <text:p>5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.935">
                <text:p>1.935</text:p>
              </table:table-cell>
              <table:table-cell office:value-type="float" office:value="4.421">
                <text:p>4.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1.935">
                <text:p>1.935</text:p>
              </table:table-cell>
              <table:table-cell office:value-type="float" office:value="3.886">
                <text:p>3.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1.936">
                <text:p>1.936</text:p>
              </table:table-cell>
              <table:table-cell office:value-type="float" office:value="3.302">
                <text:p>3.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936">
                <text:p>1.936</text:p>
              </table:table-cell>
              <table:table-cell office:value-type="float" office:value="2.769">
                <text:p>2.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1.937">
                <text:p>1.937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938">
                <text:p>1.938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1.981">
                <text:p>1.98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2.065">
                <text:p>2.065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2.146">
                <text:p>2.146</text:p>
              </table:table-cell>
              <table:table-cell office:value-type="float" office:value="1.33">
                <text:p>1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